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59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[detail2.laporan_frekuensi] [detail.format_hari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[detail2.sangsi_pelanggaranpeminjamanloker] [detail.periode2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[detail2.berdasarkan]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minjaman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_peminjaman]</text:p>
          </table:table-cell>
          <table:table-cell table:style-name="ce3" office:value-type="string" calcext:value-type="string">
            <text:p>[detail2.total_denda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Peminjam]</text:p>
          </table:table-cell>
          <table:table-cell table:style-name="ce10" office:value-type="string" calcext:value-type="string">
            <text:p>[a.TotalDenda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Peminjam]</text:p>
          </table:table-cell>
          <table:table-cell table:style-name="ce11" office:value-type="string" calcext:value-type="string">
            <text:p>[detail.TotalDenda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2:19:45.9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6:50:46.206000000</dc:date>
    <meta:editing-duration>PT4H5M27S</meta:editing-duration>
    <meta:editing-cycles>26</meta:editing-cycles>
    <meta:document-statistic meta:table-count="1" meta:cell-count="16" meta:object-count="0"/>
  </office:meta>
</office:document-meta>
</file>